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style:border-model="collapsing"/>
    </style:style>
  </office:automatic-styles>
  <office:body>
    <office:text>
      <text:p>this is an example of table with collapsing border model.</text:p>
      <table:table table:name="Table1" table:style-name="T1">
        <table:table-column table:number-columns-repeated="3"/>
        <table:table-row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